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mentContext.getJmxDomai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isEngine( String compon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mentContext.registerSystemService( BaseSystemService service , Class interface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nagementContext.getContainerObjectName( String domainName , String contain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nagementContext.setCreateJmxConnector( boolean createJmx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getPojo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isUse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isBinding( String compon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mentContext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nagementContext.shutDow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nagementContext.getService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isCreateJmx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Managem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getSystemService( String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setCreateMBeanServer( boolean enableJM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sanitizeString( String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nagementContext.setUseMBeanServer( boolean useMBean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startComponent( String compone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nagementContext.unregisterSystemService( BaseSystemService servi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nagementContext.getSystemObjectName( String domainName , String containerName , Class interfac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nagementContext.unregisterMBean( Object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nagementContext.shutDownComponent( String compone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nagementContex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registerMBean( ObjectName name , Object resource , Class interfaceMBean , String descri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mentContext.createObjectName( String domain , Map &lt; String , String &gt; pro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nagementContext.getComponentByName( String compon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mentContext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nagementContext.getSystem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registerMBean( ObjectName name , MBeanInfoProvider resource , Class interfaceM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createObjectNameProps( MBeanInfo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get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unregisterMBean( Object bea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mentContext.createObjectName( Map &lt; String , String &gt;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getSystemServiceName( Class interfac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nagementContext.setNamingPort( int port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init( JBIContainer container , MBeanServer ser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nagementContext.stopComponent( String compone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nagementContext.createCustomComponentMBeanName( String ty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nagementContext.getSystemServi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mentContext.createObjectName( MBeanInfo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mentContext.createObjectNameProps( MBeanInfoProvider provider , boolean subTypeBefor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nagementContext.getBinding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getNaming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getEngine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createObject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nagementContext.isCreate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